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186d" officeooo:paragraph-rsid="000a186d"/>
    </style:style>
    <style:style style:name="P2" style:family="paragraph" style:parent-style-name="Standard">
      <style:text-properties officeooo:rsid="000aa1cc" officeooo:paragraph-rsid="000a186d"/>
    </style:style>
    <style:style style:name="P3" style:family="paragraph" style:parent-style-name="Standard">
      <style:text-properties officeooo:rsid="000aa1cc" officeooo:paragraph-rsid="000aa1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create vpn connection</text:p>
      <text:p text:style-name="P1"/>
      <text:p text:style-name="P3">run command:</text:p>
      <text:p text:style-name="P3"/>
      <text:p text:style-name="P1"><text:bookmark text:name=":9l.co"/>sudo apt install network-manager-openvpn network-manager-openvpn-gnome network-manager-pptp network-manager-vpnc </text:p>
      <text:p text:style-name="P1"/>
      <text:p text:style-name="P3">click on wifi then select:</text:p>
      <text:p text:style-name="P3"><text:s/>edit connections</text:p>
      <text:p text:style-name="P3"/>
      <text:p text:style-name="P3">then select:</text:p>
      <text:p text:style-name="P3">Add</text:p>
      <text:p text:style-name="P2"/>
      <text:p text:style-name="P3"/>
      <text:p text:style-name="P3"/>
      <text:p text:style-name="P3">then select: </text:p>
      <text:p text:style-name="P3"/>
      <text:p text:style-name="P3">Import a saved vpn configuration</text:p>
      <text:p text:style-name="P3"/>
      <text:p text:style-name="P3"/>
      <text:p text:style-name="P3">then click on create add the .ovpn file</text:p>
      <text:p text:style-name="P3"/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6:51:19.618438234</meta:creation-date>
    <dc:date>2018-03-23T17:10:59.854242275</dc:date>
    <meta:editing-duration>PT9M30S</meta:editing-duration>
    <meta:editing-cycles>1</meta:editing-cycles>
    <meta:document-statistic meta:table-count="0" meta:image-count="0" meta:object-count="0" meta:page-count="1" meta:paragraph-count="10" meta:word-count="39" meta:character-count="295" meta:non-whitespace-character-count="263"/>
    <meta:generator>LibreOffice/5.1.6.2$Linux_X86_64 LibreOffice_project/10m0$Build-2</meta:generator>
  </office:meta>
</office:document-meta>
</file>